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In the CliffsComplete guides, the novel's complete text and a glossary appear side-by-side with coordinating numbered lines to help you understand unusual words and phrasing. You'll also find all the commentary and resources of a standard CliffsNotes for Literature. CliffsComplete Adventures of Huckleberry Finn offers insight and information into a work that's rich both dramatically and thematically. Every generation since its publication has been able to identify with some of the novel's themes, including freedom, society versus conscience, and greed. Follow the Mississippi Rive </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iberation Serif" svg:font-family="'Liberation Serif'" style:font-family-generic="roman"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none" fo:country="none" style:font-name-asian="Segoe UI" style:font-size-asian="12pt" style:language-asian="none" style:country-asian="none" style:font-name-complex="Tahoma" style:font-size-complex="12pt" style:language-complex="none" style:country-complex="none"/>
    </style:default-style>
    <style:default-style style:family="paragraph">
      <style:paragraph-properties style:text-autospace="ideograph-alpha" style:punctuation-wrap="hanging" style:line-break="strict" style:writing-mode="page"/>
      <style:text-properties fo:color="#000000" style:font-name="Liberation Serif" fo:font-size="12pt" fo:language="fr" fo:country="FR" style:font-name-asian="Segoe UI" style:font-size-asian="12pt" style:language-asian="zh" style:country-asian="CN" style:font-name-complex="Tahoma"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dc:date>2025-01-21T11:02:47.524000000</dc:date>
    <meta:editing-duration>PT3S</meta:editing-duration>
    <meta:editing-cycles>1</meta:editing-cycles>
    <meta:document-statistic meta:table-count="0" meta:image-count="0" meta:object-count="0" meta:page-count="1" meta:paragraph-count="1" meta:word-count="84" meta:character-count="587" meta:non-whitespace-character-count="503"/>
    <meta:generator>LibreOffice/7.3.7.2$Windows_X86_64 LibreOffice_project/e114eadc50a9ff8d8c8a0567d6da8f454beeb84f</meta:generator>
  </office:meta>
</office:document-meta>
</file>